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5-10-0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5-07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5-04-1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5-01-2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4-10-2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4-07-0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4-04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4-01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3-10-1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3-07-2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3-04-12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3-01-2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2-10-1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2-07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2-04-13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2-0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1-10-22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1-04-28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1-01-2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0-10-1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0-07-21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0-04-0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20-01-1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9-10-0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9-07-1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9-04-0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9-01-10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8-10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8-04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8-01-08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7-07-3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7-04-1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7-01-2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6-10-14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6-07-21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6-04-2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6-01-2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5-10-12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5-07-1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5-04-1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5-01-2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4-10-1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4-07-25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4-04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4-01-0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3-10-1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3-07-09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3-04-08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2-10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2-07-1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2-04-03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2-01-2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1-10-0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1-07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1-04-1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10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9-04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9-01-1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8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8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7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7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7-04-05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7-01-09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6-10-0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6-07-03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6-04-07 0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6-01-1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5-10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5-01-10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4-10-18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4-07-17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4-04-2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4-01-2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3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0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0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9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8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8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8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7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6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4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4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4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3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2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2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1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1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0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8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7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5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5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5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3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2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1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1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80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8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7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7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7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6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5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5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4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3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2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1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1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0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0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70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9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9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9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8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8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8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7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7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6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6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5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5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4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4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4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3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3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2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2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4160</text:p>
          </table:table-cell>
          <table:table-cell office:value-type="string" calcext:value-type="string">
            <text:p>06S/02W-17DAD</text:p>
          </table:table-cell>
          <table:table-cell office:value-type="string" calcext:value-type="string">
            <text:p>1962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8" meta:object-count="0"/>
    <meta:user-defined meta:name="AppVersion">3.0</meta:user-defined>
  </office:meta>
</office:document-meta>
</file>